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ru" fo:country="RU" officeooo:rsid="0017b362" officeooo:paragraph-rsid="0017b362" style:font-size-asian="14pt" style:font-size-complex="14pt"/>
    </style:style>
    <style:style style:name="P2" style:family="paragraph" style:parent-style-name="Standard">
      <style:text-properties fo:font-size="14pt" fo:language="ru" fo:country="RU" officeooo:rsid="0017b362" officeooo:paragraph-rsid="0017eb8b" style:font-size-asian="14pt" style:font-size-complex="14pt"/>
    </style:style>
    <style:style style:name="P3" style:family="paragraph" style:parent-style-name="Standard">
      <style:text-properties fo:font-size="14pt" fo:language="ru" fo:country="RU" officeooo:rsid="0017eb8b" officeooo:paragraph-rsid="0017eb8b" style:font-size-asian="14pt" style:font-size-complex="14pt"/>
    </style:style>
    <style:style style:name="P4" style:family="paragraph" style:parent-style-name="Standard">
      <style:text-properties fo:font-size="14pt" fo:language="ru" fo:country="RU" officeooo:rsid="00193275" officeooo:paragraph-rsid="00193275" style:font-size-asian="14pt" style:font-size-complex="14pt"/>
    </style:style>
    <style:style style:name="P5" style:family="paragraph" style:parent-style-name="Standard">
      <style:text-properties fo:font-size="14pt" fo:language="ru" fo:country="RU" officeooo:rsid="001c0eef" officeooo:paragraph-rsid="001c0eef" style:font-size-asian="14pt" style:font-size-complex="14pt"/>
    </style:style>
    <style:style style:name="T1" style:family="text">
      <style:text-properties officeooo:rsid="0019327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c0e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дравствуйте, уважаемая комиссия.</text:p>
      <text:p text:style-name="P1"/>
      <text:p text:style-name="P1">Меня зовут Андрей Рыбак, я представляю работу на тему «Представление структур данных индуктивными семействами и доказательства их свойств».</text:p>
      <text:p text:style-name="P1"/>
      <text:p text:style-name="P1">Индуктивное семейство — это рекурсивный тип данных, который может зависеть от других типов и значений.</text:p>
      <text:p text:style-name="P3">\pause</text:p>
      <text:p text:style-name="P1">В качестве примеров реализации структур данных с доказательствами инвариантов можно привести реализацию AVL-деревьев в стандартной библиотеке Агды и 2-3 деревья (из статьи Конора МакБрайда «How to Keep Your Neighbours in Order»)</text:p>
      <text:p text:style-name="P3"/>
      <text:p text:style-name="P1">В данной работе приводиться реализация с /доказательствами соблюдения инвариантов/ структуры данных «куча» и функций по обработке данной структуры данных.</text:p>
      <text:p text:style-name="P1">Куча есть двоичное дерево с порядком на элементах, которое заполняется слева, то есть в куче заполнены все слои, кроме, может быть, последнего.</text:p>
      <text:p text:style-name="P1"/>
      <text:p text:style-name="P1">Чтобы хранить информацию о порядке между элементами, надо уметь сравнивать элементы друг с другом. Определим отношения на элементах.</text:p>
      <text:p text:style-name="P1"/>
      <text:p text:style-name="P1">Чтобы делать из отношений элементов выводы, эти отношения должны обладать некоторыми свойствами.</text:p>
      <text:p text:style-name="P1">Трихотомичность отношений меньше, равно и больше — два элемента могут одновременно принадлежать только одному из них.</text:p>
      <text:p text:style-name="P3">\pause</text:p>
      <text:p text:style-name="P2">Определим также упрощённый вариант этого предиката <text:span text:style-name="T1">(так называемый компаратор)</text:span>, который в качестве отношения больше использует <text:span text:style-name="T1">развёрнутое </text:span>отношение меньше.</text:p>
      <text:p text:style-name="P2"/>
      <text:p text:style-name="P4">Определения транзитивности и симметричности отношений.</text:p>
      <text:p text:style-name="P4"/>
      <text:p text:style-name="P4">Предикат <text:span text:style-name="T2">Отношение P</text:span> <text:span text:style-name="T3">соблюдает</text:span> отношение <text:span text:style-name="T2">rel</text:span><text:span text:style-name="T4">.</text:span></text:p>
      <text:p text:style-name="P4"/>
      <text:p text:style-name="P4"><text:span text:style-name="T4">Определим Обобщённое отношение меньше либо равно с помощью отношения равно и меньше.</text:span></text:p>
      <text:p text:style-name="P4"/>
      <text:p text:style-name="P4"><text:span text:style-name="T4">Свойства этого отношения, которые следуют из различных свойств определяющих отношений.</text:span></text:p>
      <text:p text:style-name="P4"/>
      <text:p text:style-name="P4"><text:span text:style-name="T4">Заголовок основного модуля выражает требования к исходному типу и отношениям на этом типе.</text:span></text:p>
      <text:p text:style-name="P4"/>
      <text:p text:style-name="P4"><text:span text:style-name="T4">Мы хотим индексировать наш тип данных для кучи минимальным элементом в </text:span><text:soft-page-break/><text:span text:style-name="T4">ней. Но в пустой куче нельзя выбрать минимальный элемент. Расширим исходный тип ещё одним элементом, который будет больше всех остальных элементов исходного типа.</text:span></text:p>
      <text:p text:style-name="P4">\pause</text:p>
      <text:p text:style-name="P4">Также расширим исходные отношения.</text:p>
      <text:p text:style-name="P4"/>
      <text:p text:style-name="P4">Некоторые леммы о расширенных отношениях и их свойства.</text:p>
      <text:p text:style-name="P4"/>
      <text:p text:style-name="P4">На основе расширенных отношений определим меньше-равно для расширенного типа.</text:p>
      <text:p text:style-name="P4"/>
      <text:p text:style-name="P4">Функции минимума определим через обобщённые функции с помощью компаратора <text:span text:style-name="T5">расширенного типа</text:span>.</text:p>
      <text:p text:style-name="P5">Две похожих леммы : элемент, меньший каждого из двух (или трех) других, меньше минимума из них.</text:p>
      <text:p text:style-name="P5"/>
      <text:p text:style-name="P5">Вспомогательный тип данных HeapState для обозначения заполненности кучи.</text:p>
      <text:p text:style-name="P5">Тип данных Heap индексируется минимальным элементом, высотой и заполненностью.</text:p>
      <text:p text:style-name="P5">Конструкторы типа данных Heap : пустая куча,</text:p>
      <text:p text:style-name="P5"/>
      <text:p text:style-name="P5">Полная куча состоит из двух полных куч меньшей высоты.</text:p>
      <text:p text:style-name="P5"/>
      <text:p text:style-name="P5">Три вида неполной кучи:</text:p>
      <text:p text:style-name="P5">состоящая из двух полных куч разной высоты,</text:p>
      <text:p text:style-name="P5"/>
      <text:p text:style-name="P5">неполная куча слева</text:p>
      <text:p text:style-name="P5"/>
      <text:p text:style-name="P5">и неполная куча справа.</text:p>
      <text:p text:style-name="P5">Типы функций для вставки элементов в кучу.</text:p>
      <text:p text:style-name="P5"/>
      <text:p text:style-name="P5">Типы различных вспомогательных функций слияния куч.</text:p>
      <text:p text:style-name="P5"/>
      <text:p text:style-name="P5">Функции извлечения минимального элемента из кучи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15:27:12.920576994</meta:creation-date>
    <dc:date>2014-06-18T17:45:06.060722738</dc:date>
    <meta:editing-duration>PT2H2M10S</meta:editing-duration>
    <meta:editing-cycles>4</meta:editing-cycles>
    <meta:generator>LibreOffice/4.2.3.3$Linux_X86_64 LibreOffice_project/420m0$Build-3</meta:generator>
    <meta:document-statistic meta:table-count="0" meta:image-count="0" meta:object-count="0" meta:page-count="2" meta:paragraph-count="35" meta:word-count="371" meta:character-count="2761" meta:non-whitespace-character-count="2423"/>
  </office:meta>
</office:document-meta>
</file>